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8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7e7e7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e7e7e7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e7e7" fo:border="0.74pt solid #000000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26" style:family="table-cell" style:parent-style-name="Default">
      <style:table-cell-properties fo:border-bottom="none" fo:background-color="#e7e7e7" fo:border-left="none" fo:border-right="none" fo:border-top="0.74pt solid #000000"/>
    </style:style>
    <style:style style:name="ce27" style:family="table-cell" style:parent-style-name="Default" style:data-style-name="N121">
      <style:table-cell-properties fo:background-color="#e7e7e7" fo:border="0.74pt solid #000000"/>
    </style:style>
    <style:style style:name="ce28" style:family="table-cell" style:parent-style-name="Default" style:data-style-name="N122">
      <style:table-cell-properties fo:background-color="#e7e7e7" fo:border="0.74pt solid #000000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e7e7e7" fo:border="0.74pt solid #000000"/>
    </style:style>
    <style:style style:name="ce30" style:family="table-cell" style:parent-style-name="Default" style:data-style-name="N1">
      <style:table-cell-properties fo:background-color="#e7e7e7" fo:border="0.74pt solid #000000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2" style:family="table-cell" style:parent-style-name="Default" style:data-style-name="N121">
      <style:table-cell-properties fo:background-color="#e7e7e7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7e7e7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ackground-color="#e7e7e7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2" table:number-rows-spanned="1">
            <text:p>Système</text:p>
          </table:table-cell>
          <table:covered-table-cell table:style-name="ce21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21"/>
          <table:table-cell table:number-columns-repeated="16378"/>
        </table:table-row>
        <table:table-row table:style-name="ro1">
          <table:table-cell table:style-name="ce8" office:value-type="string" calcext:value-type="string">
            <text:p>Ratio</text:p>
          </table:table-cell>
          <table:table-cell table:style-name="ce4" office:value-type="float" office:value="1.37" calcext:value-type="float">
            <text:p>1.37</text:p>
          </table:table-cell>
          <table:table-cell/>
          <table:table-cell table:style-name="ce21" office:value-type="string" calcext:value-type="string">
            <text:p>angle</text:p>
          </table:table-cell>
          <table:table-cell table:style-name="ce21" office:value-type="string" calcext:value-type="string">
            <text:p>radian</text:p>
          </table:table-cell>
          <table:table-cell table:style-name="ce21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Largeur écran</text:p>
          </table:table-cell>
          <table:table-cell table:style-name="ce4" office:value-type="float" office:value="1800" calcext:value-type="float">
            <text:p>1800</text:p>
          </table:table-cell>
          <table:table-cell/>
          <table:table-cell table:style-name="ce21" office:value-type="string" calcext:value-type="string">
            <text:p>horizontal</text:p>
          </table:table-cell>
          <table:table-cell table:style-name="ce10" table:formula="of:=ATAN(([.B5]/2)/[.B7])*2" office:value-type="float" office:value="0.776637436344932" calcext:value-type="float">
            <text:p>0.78</text:p>
          </table:table-cell>
          <table:table-cell table:style-name="ce12" table:formula="of:=DEGREES([.E5])" office:value-type="float" office:value="44.4980473144247" calcext:value-type="float">
            <text:p><text:s/>44.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Hauteur écran</text:p>
          </table:table-cell>
          <table:table-cell table:style-name="ce6" table:formula="of:=[.B5]/[.B4]" office:value-type="float" office:value="1313.86861313869" calcext:value-type="float">
            <text:p>1314</text:p>
          </table:table-cell>
          <table:table-cell/>
          <table:table-cell table:style-name="ce21" office:value-type="string" calcext:value-type="string">
            <text:p>min</text:p>
          </table:table-cell>
          <table:table-cell table:style-name="ce10" table:formula="of:=ATAN(([.B5]/2)/[.B9])*2" office:value-type="float" office:value="0.809783572570167" calcext:value-type="float">
            <text:p>0.81</text:p>
          </table:table-cell>
          <table:table-cell table:style-name="ce27" table:formula="of:=DEGREES([.E6])" office:value-type="float" office:value="46.3971810272964" calcext:value-type="float">
            <text:p><text:s/>46.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</text:p>
          </table:table-cell>
          <table:table-cell table:style-name="ce4" office:value-type="float" office:value="2200" calcext:value-type="float">
            <text:p>2200</text:p>
          </table:table-cell>
          <table:table-cell/>
          <table:table-cell table:style-name="ce21" office:value-type="string" calcext:value-type="string">
            <text:p>max</text:p>
          </table:table-cell>
          <table:table-cell table:style-name="ce10" table:formula="of:=ATAN(([.B5]/2)/[.B10])*2" office:value-type="float" office:value="0.745975443600122" calcext:value-type="float">
            <text:p>0.75</text:p>
          </table:table-cell>
          <table:table-cell table:style-name="ce27" table:formula="of:=DEGREES([.E7])" office:value-type="float" office:value="42.7412445386864" calcext:value-type="float">
            <text:p><text:s/>42.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mplitude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21" office:value-type="string" calcext:value-type="string">
            <text:p>vertical</text:p>
          </table:table-cell>
          <table:table-cell table:style-name="ce10" table:formula="of:=ATAN(([.B6]/2)/[.B7])*2" office:value-type="float" office:value="0.580355734077487" calcext:value-type="float">
            <text:p>0.58</text:p>
          </table:table-cell>
          <table:table-cell table:style-name="ce12" table:formula="of:=DEGREES([.E8])" office:value-type="float" office:value="33.2519341788567" calcext:value-type="float">
            <text:p><text:s/>33.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in</text:p>
          </table:table-cell>
          <table:table-cell table:style-name="ce21" table:formula="of:=[.B7]-[.B8]/2" office:value-type="float" office:value="2100" calcext:value-type="float">
            <text:p>2100</text:p>
          </table:table-cell>
          <table:table-cell/>
          <table:table-cell table:style-name="ce21" office:value-type="string" calcext:value-type="string">
            <text:p>min</text:p>
          </table:table-cell>
          <table:table-cell table:style-name="ce10" table:formula="of:=ATAN(([.B6]/2)/[.B9])*2" office:value-type="float" office:value="0.606363419943144" calcext:value-type="float">
            <text:p>0.61</text:p>
          </table:table-cell>
          <table:table-cell table:style-name="ce27" table:formula="of:=DEGREES([.E9])" office:value-type="float" office:value="34.7420648138609" calcext:value-type="float">
            <text:p><text:s/>34.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ax</text:p>
          </table:table-cell>
          <table:table-cell table:style-name="ce21" table:formula="of:=[.B7]+[.B8]/2" office:value-type="float" office:value="2300" calcext:value-type="float">
            <text:p>2300</text:p>
          </table:table-cell>
          <table:table-cell/>
          <table:table-cell table:style-name="ce21" office:value-type="string" calcext:value-type="string">
            <text:p>max</text:p>
          </table:table-cell>
          <table:table-cell table:style-name="ce10" table:formula="of:=ATAN(([.B6]/2)/[.B10])*2" office:value-type="float" office:value="0.556431652335971" calcext:value-type="float">
            <text:p>0.56</text:p>
          </table:table-cell>
          <table:table-cell table:style-name="ce27" table:formula="of:=DEGREES([.E10])" office:value-type="float" office:value="31.8811852663419" calcext:value-type="float">
            <text:p><text:s/>31.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d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8" office:value-type="string" calcext:value-type="string">
            <text:p>Identité de la lentille</text:p>
          </table:table-cell>
          <table:table-cell table:style-name="ce26" table:number-columns-repeated="4"/>
          <table:table-cell table:style-name="ce35"/>
          <table:table-cell table:number-columns-repeated="16378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Diametre</text:p>
          </table:table-cell>
          <table:table-cell table:number-columns-repeated="5" table:style-name="ce7" office:value-type="float" office:value="154" calcext:value-type="float">
            <text:p>15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Vergence</text:p>
          </table:table-cell>
          <table:table-cell table:style-name="ce27" table:formula="of:=1/([.B15]/1000)" office:value-type="float" office:value="0.5" calcext:value-type="float">
            <text:p><text:s/>0.5</text:p>
          </table:table-cell>
          <table:table-cell table:style-name="ce27" table:formula="of:=1/([.C15]/1000)" office:value-type="float" office:value="0.555555555555556" calcext:value-type="float">
            <text:p><text:s/>0.6</text:p>
          </table:table-cell>
          <table:table-cell table:style-name="ce27" table:formula="of:=1/([.D15]/1000)" office:value-type="float" office:value="0.833333333333333" calcext:value-type="float">
            <text:p><text:s/>0.8</text:p>
          </table:table-cell>
          <table:table-cell table:style-name="ce27" table:formula="of:=1/([.E15]/1000)" office:value-type="float" office:value="1" calcext:value-type="float">
            <text:p><text:s/>1.0</text:p>
          </table:table-cell>
          <table:table-cell table:style-name="ce27" table:formula="of:=1/([.F15]/1000)" office:value-type="float" office:value="1.33333333333333" calcext:value-type="float">
            <text:p><text:s/>1.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Ouverture</text:p>
          </table:table-cell>
          <table:table-cell table:style-name="ce27" table:formula="of:=[.B15]/[.B16]" office:value-type="float" office:value="12.987012987013" calcext:value-type="float">
            <text:p><text:s/>13.0</text:p>
          </table:table-cell>
          <table:table-cell table:style-name="ce27" table:formula="of:=[.C15]/[.C16]" office:value-type="float" office:value="11.6883116883117" calcext:value-type="float">
            <text:p><text:s/>11.7</text:p>
          </table:table-cell>
          <table:table-cell table:style-name="ce27" table:formula="of:=[.D15]/[.D16]" office:value-type="float" office:value="7.79220779220779" calcext:value-type="float">
            <text:p><text:s/>7.8</text:p>
          </table:table-cell>
          <table:table-cell table:style-name="ce27" table:formula="of:=[.E15]/[.E16]" office:value-type="float" office:value="6.49350649350649" calcext:value-type="float">
            <text:p><text:s/>6.5</text:p>
          </table:table-cell>
          <table:table-cell table:style-name="ce27" table:formula="of:=[.F15]/[.F16]" office:value-type="float" office:value="4.87012987012987" calcext:value-type="float">
            <text:p><text:s/>4.9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Distances objet</text:p>
          </table:table-cell>
          <table:table-cell table:number-columns-repeated="4"/>
          <table:table-cell table:style-name="ce36"/>
          <table:table-cell table:number-columns-repeated="16378"/>
        </table:table-row>
        <table:table-row table:style-name="ro1">
          <table:table-cell table:style-name="ce8" office:value-type="string" calcext:value-type="string">
            <text:p>ditance obj</text:p>
          </table:table-cell>
          <table:table-cell table:style-name="ce28" table:formula="of:=1/(1/[.B15]-1/[.$B$7])" office:value-type="float" office:value="22000" calcext:value-type="float">
            <text:p>22 000</text:p>
          </table:table-cell>
          <table:table-cell table:style-name="ce28" table:formula="of:=1/(1/[.C15]-1/[.$B$7])" office:value-type="float" office:value="9900" calcext:value-type="float">
            <text:p>9 900</text:p>
          </table:table-cell>
          <table:table-cell table:style-name="ce28" table:formula="of:=1/(1/[.D15]-1/[.$B$7])" office:value-type="float" office:value="2640" calcext:value-type="float">
            <text:p>2 640</text:p>
          </table:table-cell>
          <table:table-cell table:style-name="ce28" table:formula="of:=1/(1/[.E15]-1/[.$B$7])" office:value-type="float" office:value="1833.33333333333" calcext:value-type="float">
            <text:p>1 833</text:p>
          </table:table-cell>
          <table:table-cell table:style-name="ce28" table:formula="of:=1/(1/[.F15]-1/[.$B$7])" office:value-type="float" office:value="1137.93103448276" calcext:value-type="float">
            <text:p>1 13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Distance max</text:p>
          </table:table-cell>
          <table:table-cell table:style-name="ce29" table:formula="of:=1/(1/[.B15]-1/[.$B$9])" office:value-type="float" office:value="42000" calcext:value-type="float">
            <text:p>42 000</text:p>
          </table:table-cell>
          <table:table-cell table:style-name="ce29" table:formula="of:=1/(1/[.C15]-1/[.$B$9])" office:value-type="float" office:value="12600" calcext:value-type="float">
            <text:p>12 600</text:p>
          </table:table-cell>
          <table:table-cell table:style-name="ce29" table:formula="of:=1/(1/[.D15]-1/[.$B$9])" office:value-type="float" office:value="2800" calcext:value-type="float">
            <text:p>2 800</text:p>
          </table:table-cell>
          <table:table-cell table:style-name="ce29" table:formula="of:=1/(1/[.E15]-1/[.$B$9])" office:value-type="float" office:value="1909.09090909091" calcext:value-type="float">
            <text:p>1 909</text:p>
          </table:table-cell>
          <table:table-cell table:style-name="ce29" table:formula="of:=1/(1/[.F15]-1/[.$B$9])" office:value-type="float" office:value="1166.66666666667" calcext:value-type="float">
            <text:p>1 16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Distance min</text:p>
          </table:table-cell>
          <table:table-cell table:style-name="ce29" table:formula="of:=1/(1/[.B15]-1/[.$B$10])" office:value-type="float" office:value="15333.3333333333" calcext:value-type="float">
            <text:p>15 333</text:p>
          </table:table-cell>
          <table:table-cell table:style-name="ce29" table:formula="of:=1/(1/[.C15]-1/[.$B$10])" office:value-type="float" office:value="8280" calcext:value-type="float">
            <text:p>8 280</text:p>
          </table:table-cell>
          <table:table-cell table:style-name="ce29" table:formula="of:=1/(1/[.D15]-1/[.$B$10])" office:value-type="float" office:value="2509.09090909091" calcext:value-type="float">
            <text:p>2 509</text:p>
          </table:table-cell>
          <table:table-cell table:style-name="ce29" table:formula="of:=1/(1/[.E15]-1/[.$B$10])" office:value-type="float" office:value="1769.23076923077" calcext:value-type="float">
            <text:p>1 769</text:p>
          </table:table-cell>
          <table:table-cell table:style-name="ce29" table:formula="of:=1/(1/[.F15]-1/[.$B$10])" office:value-type="float" office:value="1112.90322580645" calcext:value-type="float">
            <text:p>1 113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Profondeur de champ</text:p>
          </table:table-cell>
          <table:table-cell table:number-columns-repeated="4"/>
          <table:table-cell table:style-name="ce36"/>
          <table:table-cell table:number-columns-repeated="16378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21" table:formula="of:=([.B15])^2/(([.$B$11])*[.B18])" office:value-type="float" office:value="616000" calcext:value-type="float">
            <text:p>616000</text:p>
          </table:table-cell>
          <table:table-cell table:style-name="ce21" table:formula="of:=([.C15])^2/(([.$B$11])*[.C18])" office:value-type="float" office:value="554400" calcext:value-type="float">
            <text:p>554400</text:p>
          </table:table-cell>
          <table:table-cell table:style-name="ce21" table:formula="of:=([.D15])^2/(([.$B$11])*[.D18])" office:value-type="float" office:value="369600" calcext:value-type="float">
            <text:p>369600</text:p>
          </table:table-cell>
          <table:table-cell table:style-name="ce21" table:formula="of:=([.E15])^2/(([.$B$11])*[.E18])" office:value-type="float" office:value="308000" calcext:value-type="float">
            <text:p>308000</text:p>
          </table:table-cell>
          <table:table-cell table:style-name="ce21" table:formula="of:=([.F15])^2/(([.$B$11])*[.F18])" office:value-type="float" office:value="231000" calcext:value-type="float">
            <text:p>2310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PPN</text:p>
          </table:table-cell>
          <table:table-cell table:style-name="ce30" table:formula="of:=([.B20]*[.B24])/([.B24]+[.B20])" office:value-type="float" office:value="21241.3793103448" calcext:value-type="float">
            <text:p>21241</text:p>
          </table:table-cell>
          <table:table-cell table:style-name="ce30" table:formula="of:=([.C20]*[.C24])/([.C24]+[.C20])" office:value-type="float" office:value="9726.31578947369" calcext:value-type="float">
            <text:p>9726</text:p>
          </table:table-cell>
          <table:table-cell table:style-name="ce30" table:formula="of:=([.D20]*[.D24])/([.D24]+[.D20])" office:value-type="float" office:value="2621.27659574468" calcext:value-type="float">
            <text:p>2621</text:p>
          </table:table-cell>
          <table:table-cell table:style-name="ce30" table:formula="of:=([.E20]*[.E24])/([.E24]+[.E20])" office:value-type="float" office:value="1822.48520710059" calcext:value-type="float">
            <text:p>1822</text:p>
          </table:table-cell>
          <table:table-cell table:style-name="ce30" table:formula="of:=([.F20]*[.F24])/([.F24]+[.F20])" office:value-type="float" office:value="1132.35294117647" calcext:value-type="float">
            <text:p>11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DPN</text:p>
          </table:table-cell>
          <table:table-cell table:style-name="ce30" table:formula="of:=([.B20]*[.B24])/([.B24]-[.B20])" office:value-type="float" office:value="22814.8148148148" calcext:value-type="float">
            <text:p>22815</text:p>
          </table:table-cell>
          <table:table-cell table:style-name="ce30" table:formula="of:=([.C20]*[.C24])/([.C24]-[.C20])" office:value-type="float" office:value="10080" calcext:value-type="float">
            <text:p>10080</text:p>
          </table:table-cell>
          <table:table-cell table:style-name="ce30" table:formula="of:=([.D20]*[.D24])/([.D24]-[.D20])" office:value-type="float" office:value="2658.9928057554" calcext:value-type="float">
            <text:p>2659</text:p>
          </table:table-cell>
          <table:table-cell table:style-name="ce30" table:formula="of:=([.E20]*[.E24])/([.E24]-[.E20])" office:value-type="float" office:value="1844.31137724551" calcext:value-type="float">
            <text:p>1844</text:p>
          </table:table-cell>
          <table:table-cell table:style-name="ce30" table:formula="of:=([.F20]*[.F24])/([.F24]-[.F20])" office:value-type="float" office:value="1143.56435643564" calcext:value-type="float">
            <text:p>11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PDF</text:p>
          </table:table-cell>
          <table:table-cell table:style-name="ce6" table:formula="of:=[.B26]-[.B25]" office:value-type="float" office:value="1573.43550446998" calcext:value-type="float">
            <text:p>1573</text:p>
          </table:table-cell>
          <table:table-cell table:style-name="ce6" table:formula="of:=[.C26]-[.C25]" office:value-type="float" office:value="353.684210526315" calcext:value-type="float">
            <text:p>354</text:p>
          </table:table-cell>
          <table:table-cell table:style-name="ce6" table:formula="of:=[.D26]-[.D25]" office:value-type="float" office:value="37.7162100107148" calcext:value-type="float">
            <text:p>38</text:p>
          </table:table-cell>
          <table:table-cell table:style-name="ce6" table:formula="of:=[.E26]-[.E25]" office:value-type="float" office:value="21.8261701449171" calcext:value-type="float">
            <text:p>22</text:p>
          </table:table-cell>
          <table:table-cell table:style-name="ce6" table:formula="of:=[.F26]-[.F25]" office:value-type="float" office:value="11.211415259173" calcext:value-type="float">
            <text:p>11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Dimensions</text:p>
          </table:table-cell>
          <table:table-cell table:number-columns-repeated="4"/>
          <table:table-cell table:style-name="ce36"/>
          <table:table-cell table:number-columns-repeated="16378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$7]/[.B20]" office:value-type="float" office:value="0.1" calcext:value-type="float">
            <text:p>0.10</text:p>
          </table:table-cell>
          <table:table-cell table:style-name="ce20" table:formula="of:=[.$B$7]/[.C20]" office:value-type="float" office:value="0.222222222222222" calcext:value-type="float">
            <text:p>0.22</text:p>
          </table:table-cell>
          <table:table-cell table:style-name="ce20" table:formula="of:=[.$B$7]/[.D20]" office:value-type="float" office:value="0.833333333333334" calcext:value-type="float">
            <text:p>0.83</text:p>
          </table:table-cell>
          <table:table-cell table:style-name="ce20" table:formula="of:=[.$B$7]/[.E20]" office:value-type="float" office:value="1.2" calcext:value-type="float">
            <text:p>1.20</text:p>
          </table:table-cell>
          <table:table-cell table:style-name="ce20" table:formula="of:=[.$B$7]/[.F20]" office:value-type="float" office:value="1.93333333333333" calcext:value-type="float">
            <text:p>1.9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29]" office:value-type="float" office:value="18000" calcext:value-type="float">
            <text:p>18 000</text:p>
          </table:table-cell>
          <table:table-cell table:style-name="ce29" table:formula="of:=[.$B$5]/[.C29]" office:value-type="float" office:value="8100" calcext:value-type="float">
            <text:p>8 100</text:p>
          </table:table-cell>
          <table:table-cell table:style-name="ce29" table:formula="of:=[.$B$5]/[.D29]" office:value-type="float" office:value="2160" calcext:value-type="float">
            <text:p>2 160</text:p>
          </table:table-cell>
          <table:table-cell table:style-name="ce29" table:formula="of:=[.$B$5]/[.E29]" office:value-type="float" office:value="1500" calcext:value-type="float">
            <text:p>1 500</text:p>
          </table:table-cell>
          <table:table-cell table:style-name="ce29" table:formula="of:=[.$B$5]/[.F29]" office:value-type="float" office:value="931.034482758621" calcext:value-type="float">
            <text:p><text:s/>93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29]" office:value-type="float" office:value="13138.6861313869" calcext:value-type="float">
            <text:p>13 139</text:p>
          </table:table-cell>
          <table:table-cell table:style-name="ce29" table:formula="of:=[.$B$6]/[.C29]" office:value-type="float" office:value="5912.40875912409" calcext:value-type="float">
            <text:p>5 912</text:p>
          </table:table-cell>
          <table:table-cell table:style-name="ce29" table:formula="of:=[.$B$6]/[.D29]" office:value-type="float" office:value="1576.64233576642" calcext:value-type="float">
            <text:p>1 577</text:p>
          </table:table-cell>
          <table:table-cell table:style-name="ce29" table:formula="of:=[.$B$6]/[.E29]" office:value-type="float" office:value="1094.89051094891" calcext:value-type="float">
            <text:p>1 095</text:p>
          </table:table-cell>
          <table:table-cell table:style-name="ce29" table:formula="of:=[.$B$6]/[.F29]" office:value-type="float" office:value="679.587213692424" calcext:value-type="float">
            <text:p><text:s/>680</text:p>
          </table:table-cell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number:number-style style:name="N121">
      <number:number number:decimal-places="1" number:min-decimal-places="1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3-07-25T19:04:27.577841910</dc:date>
    <meta:editing-duration>PT28M12S</meta:editing-duration>
    <meta:editing-cycles>6</meta:editing-cycles>
    <meta:generator>LibreOffice/7.4.5.1$Linux_X86_64 LibreOffice_project/40$Build-1</meta:generator>
    <meta:document-statistic meta:table-count="1" meta:cell-count="128" meta:object-count="0"/>
  </office:meta>
</office:document-meta>
</file>